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4FA304148A4868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4FA304148A4868E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Mary anoints Jesus</text:span></text:p>
            <text:p text:style-name="P3"><text:span text:style-name="T2">(John 12:1-1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57:58.020000000</dc:date>
    <meta:editing-duration>PT2H30M2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